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40pt"/>
    </style:style>
    <style:style style:name="P4" style:family="paragraph">
      <loext:graphic-properties draw:fill="none" draw:fill-color="#ffffff"/>
      <style:text-properties fo:font-size="4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08cm" svg:height="0.635cm" svg:x="3.175cm" svg:y="1.905cm">
          <text:p text:style-name="P1"><text:span text:style-name="T1">Input vector/matri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3.005cm">
          <text:p text:style-name="P1"><text:span text:style-name="T1">Conv 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4.105cm">
          <text:p text:style-name="P1"><text:span text:style-name="T1">Max Pool 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5.205cm">
          <text:p text:style-name="P1"><text:span text:style-name="T1">Conv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6.305cm">
          <text:p text:style-name="P1"><text:span text:style-name="T1">Max Poo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5.63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5.636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5.637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0.635cm" svg:x="3.175cm" svg:y="8.905cm">
          <text:p text:style-name="P1"><text:span text:style-name="T1">Conv 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0.005cm">
          <text:p text:style-name="P1"><text:span text:style-name="T1">Max Pool 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1.105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2.205cm">
          <text:p text:style-name="P1"><text:span text:style-name="T1">Out vecto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714cm" svg:height="1.826cm" svg:x="9.025cm" svg:y="2.275cm">
          <draw:text-box>
            <text:p text:style-name="P3">{</text:p>
          </draw:text-box>
        </draw:frame>
        <draw:frame draw:style-name="gr4" draw:text-style-name="P5" draw:layer="layout" svg:width="5.188cm" svg:height="1.673cm" svg:x="9.739cm" svg:y="2.428cm">
          <draw:text-box>
            <text:p>Kernel (3,3) if 2d</text:p>
            <text:p>Kernel (3) if 1d</text:p>
          </draw:text-box>
        </draw:frame>
        <draw:line draw:style-name="gr5" draw:text-style-name="P6" draw:layer="layout" svg:x1="8.256cm" svg:y1="3.31cm" svg:x2="9.299cm" svg:y2="3.306cm">
          <text:p/>
        </draw:line>
        <draw:line draw:style-name="gr6" draw:text-style-name="P6" draw:layer="layout" svg:x1="5.715cm" svg:y1="2.54cm" svg:x2="5.715cm" svg:y2="3.005cm">
          <text:p/>
        </draw:line>
        <draw:line draw:style-name="gr7" draw:text-style-name="P6" draw:layer="layout" svg:x1="5.715cm" svg:y1="3.64cm" svg:x2="5.715cm" svg:y2="4.105cm">
          <text:p/>
        </draw:line>
        <draw:line draw:style-name="gr8" draw:text-style-name="P6" draw:layer="layout" svg:x1="5.715cm" svg:y1="4.74cm" svg:x2="5.715cm" svg:y2="5.205cm">
          <text:p/>
        </draw:line>
        <draw:line draw:style-name="gr9" draw:text-style-name="P6" draw:layer="layout" svg:x1="5.715cm" svg:y1="5.84cm" svg:x2="5.715cm" svg:y2="6.305cm">
          <text:p/>
        </draw:line>
        <draw:line draw:style-name="gr10" draw:text-style-name="P6" draw:layer="layout" svg:x1="5.715cm" svg:y1="9.54cm" svg:x2="5.715cm" svg:y2="10.005cm">
          <text:p/>
        </draw:line>
        <draw:line draw:style-name="gr11" draw:text-style-name="P6" draw:layer="layout" svg:x1="5.715cm" svg:y1="10.64cm" svg:x2="5.715cm" svg:y2="11.105cm">
          <text:p/>
        </draw:line>
        <draw:line draw:style-name="gr12" draw:text-style-name="P6" draw:layer="layout" svg:x1="5.715cm" svg:y1="11.74cm" svg:x2="5.715cm" svg:y2="12.205cm">
          <text:p/>
        </draw:line>
        <draw:frame draw:style-name="gr3" draw:text-style-name="P4" draw:layer="layout" svg:width="0.714cm" svg:height="1.826cm" svg:x="9.025cm" svg:y="3.675cm">
          <draw:text-box>
            <text:p text:style-name="P3">{</text:p>
          </draw:text-box>
        </draw:frame>
        <draw:frame draw:style-name="gr4" draw:text-style-name="P5" draw:layer="layout" svg:width="5.929cm" svg:height="1.673cm" svg:x="9.739cm" svg:y="3.828cm">
          <draw:text-box>
            <text:p>Pool size (3,3) if 2d</text:p>
            <text:p>Pool size (3) if 1d</text:p>
          </draw:text-box>
        </draw:frame>
        <draw:line draw:style-name="gr13" draw:text-style-name="P6" draw:layer="layout" svg:x1="8.255cm" svg:y1="4.445cm" svg:x2="9.296cm" svg:y2="4.708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5.08cm" svg:height="0.635cm" svg:x="7.375cm" svg:y="2.405cm">
          <text:p text:style-name="P1"><text:span text:style-name="T1">C</text:span><text:span text:style-name="T1">o</text:span><text:span text:style-name="T1">n</text:span><text:span text:style-name="T1">c</text:span><text:span text:style-name="T1">a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3.505cm">
          <text:p text:style-name="P1"><text:span text:style-name="T1">F</text:span><text:span text:style-name="T1">l</text:span><text:span text:style-name="T1">a</text:span><text:span text:style-name="T1">tt</text:span><text:span text:style-name="T1">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4.605cm">
          <text:p text:style-name="P1"><text:span text:style-name="T1">Perceptron layer 0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915cm" svg:y1="3.04cm" svg:x2="9.915cm" svg:y2="3.505cm">
          <text:p/>
        </draw:line>
        <draw:line draw:style-name="gr7" draw:text-style-name="P6" draw:layer="layout" svg:x1="9.915cm" svg:y1="4.14cm" svg:x2="9.915cm" svg:y2="4.605cm">
          <text:p/>
        </draw:line>
        <draw:custom-shape draw:style-name="gr1" draw:text-style-name="P1" draw:layer="layout" svg:width="5.08cm" svg:height="0.635cm" svg:x="7.375cm" svg:y="5.705cm">
          <text:p text:style-name="P1"><text:span text:style-name="T1">Perceptron layer 1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915cm" svg:y1="5.24cm" svg:x2="9.915cm" svg:y2="5.705cm">
          <text:p/>
        </draw:line>
        <draw:custom-shape draw:style-name="gr2" draw:text-style-name="P2" draw:layer="layout" svg:width="0.18cm" svg:height="0.17cm" svg:x="9.836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9.837cm" svg:y="7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9.838cm" svg:y="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0.635cm" svg:x="7.375cm" svg:y="8.005cm">
          <text:p text:style-name="P1"><text:span text:style-name="T1">Perceptron layer 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9.105cm">
          <text:p text:style-name="P1"><text:span text:style-name="T1">Out single valu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915cm" svg:y1="8.64cm" svg:x2="9.915cm" svg:y2="9.105cm">
          <text:p/>
        </draw:line>
        <draw:custom-shape draw:style-name="gr15" draw:text-style-name="P1" draw:layer="layout" svg:width="3.81cm" svg:height="0.635cm" svg:x="3.315cm" svg:y="1.135cm">
          <text:p text:style-name="P1"><text:span text:style-name="T1">Sub-model 0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0.635cm" svg:x="7.315cm" svg:y="1.135cm">
          <text:p text:style-name="P1"><text:span text:style-name="T1">Sub-model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11.417cm" svg:y="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1.718cm" svg:y="1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2.019cm" svg:y="1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81cm" svg:height="0.635cm" svg:x="12.515cm" svg:y="1.135cm">
          <text:p text:style-name="P1"><text:span text:style-name="T1">Sub-model n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5.08cm" svg:y1="1.77cm" svg:x2="7.363cm" svg:y2="2.729cm">
          <text:p/>
        </draw:line>
        <draw:line draw:style-name="gr17" draw:text-style-name="P6" draw:layer="layout" svg:x1="14.605cm" svg:y1="1.77cm" svg:x2="12.466cm" svg:y2="2.737cm">
          <text:p/>
        </draw:line>
        <draw:line draw:style-name="gr18" draw:text-style-name="P6" draw:layer="layout" svg:x1="8.89cm" svg:y1="1.77cm" svg:x2="9.451cm" svg:y2="2.41cm">
          <text:p/>
        </draw:lin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9:35:35.015457173</meta:creation-date>
    <meta:generator>LibreOffice/7.3.7.2$Linux_X86_64 LibreOffice_project/30$Build-2</meta:generator>
    <dc:date>2025-02-22T14:27:33.254063698</dc:date>
    <meta:editing-duration>PT10M19S</meta:editing-duration>
    <meta:editing-cycles>2</meta:editing-cycles>
    <meta:print-date>2025-02-22T14:25:31.597385105</meta:print-date>
    <meta:document-statistic meta:object-count="72"/>
  </office:meta>
</office:document-meta>
</file>